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nySimpleTypeImpl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nySimpleTypeImpl.XmlAnySimpleTyp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AnySimpleTypeImpl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AnySimpleTypeImpl.equal_to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nySimpleTypeImpl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AnySimpleTypeImpl.set_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nySimpleTypeImpl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nySimpleTypeImpl.XmlAnySimpleTyp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AnySimpleTypeImpl.value_hash_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